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1.206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6.47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Project: OSIRIS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number-columns-repeated="4" table:style-name="ce1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">
            <text:p>MCU: ATmega328PB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HW Version: 2.0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FW Version: 2.1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Author: Nicolai Sawilla (0xCAFEAFFE)</text:p>
          </table:table-cell>
          <table:table-cell table:style-name="ce1"/>
          <table:table-cell table:style-name="ce2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9">
            <text:p>Datasheet</text:p>
          </table:table-cell>
          <table:covered-table-cell/>
          <table:table-cell office:value-type="string" table:number-columns-spanned="2" table:number-rows-spanned="1" table:style-name="ce9">
            <text:p>Register</text:p>
          </table:table-cell>
          <table:covered-table-cell/>
          <table:table-cell table:style-name="ce4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6">
            <text:p>Pin</text:p>
          </table:table-cell>
          <table:table-cell office:value-type="string" table:style-name="ce6">
            <text:p>Name</text:p>
          </table:table-cell>
          <table:table-cell office:value-type="string" table:style-name="ce7">
            <text:p>Port</text:p>
          </table:table-cell>
          <table:table-cell office:value-type="string" table:style-name="ce8">
            <text:p>Pin</text:p>
          </table:table-cell>
          <table:table-cell office:value-type="string" table:style-name="ce6">
            <text:p>Signal</text:p>
          </table:table-cell>
          <table:table-cell office:value-type="string" table:style-name="ce6">
            <text:p>Dir</text:p>
          </table:table-cell>
          <table:table-cell office:value-type="string" table:style-name="ce6">
            <text:p>Init</text:p>
          </table:table-cell>
          <table:table-cell office:value-type="string" table:style-name="ce6">
            <text:p>FW String</text:p>
          </table:table-cell>
          <table:table-cell office:value-type="string" table:style-name="ce6">
            <text:p>Remark</text:p>
          </table:table-cell>
          <table:table-cell table:number-columns-repeated="2" table:style-name="ce6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PD3</text:p>
          </table:table-cell>
          <table:table-cell office:value-type="string" table:style-name="ce2">
            <text:p>D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IMP_IN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O</text:p>
          </table:table-cell>
          <table:table-cell office:value-type="string" office:string-value="{PD,3u,IN,LO}, // PD3 - IMP_INT" table:formula="of:=COM.MICROSOFT.CONCAT(&quot;{P&quot;;[.D11];&quot;,&quot;;[.E11];&quot;u&quot;;&quot;,&quot;;[.G11];&quot;,&quot;;[.H11];&quot;}, // &quot;;[.C11];&quot; - &quot;;[.F11])" table:style-name="ce1">
            <text:p>{PD,3u,IN,LO}, // PD3 - IMP_INT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PD4</text:p>
          </table:table-cell>
          <table:table-cell office:value-type="string" table:style-name="ce2">
            <text:p>D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PWR_EN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HI</text:p>
          </table:table-cell>
          <table:table-cell office:value-type="string" office:string-value="{PD,4u,OUT,HI}, // PD4 - PWR_EN" table:formula="of:=COM.MICROSOFT.CONCAT(&quot;{P&quot;;[.D12];&quot;,&quot;;[.E12];&quot;u&quot;;&quot;,&quot;;[.G12];&quot;,&quot;;[.H12];&quot;}, // &quot;;[.C12];&quot; - &quot;;[.F12])" table:style-name="ce1">
            <text:p>{PD,4u,OUT,HI}, // PD4 - PWR_EN</text:p>
          </table:table-cell>
          <table:table-cell office:value-type="string" table:style-name="ce1">
            <text:p>enable ASAP after boot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PE0</text:p>
          </table:table-cell>
          <table:table-cell office:value-type="string" table:style-name="ce2">
            <text:p>E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[unused]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HI</text:p>
          </table:table-cell>
          <table:table-cell office:value-type="string" office:string-value="{PE,0u,IN,HI}, // PE0 - [unused]" table:formula="of:=COM.MICROSOFT.CONCAT(&quot;{P&quot;;[.D13];&quot;,&quot;;[.E13];&quot;u&quot;;&quot;,&quot;;[.G13];&quot;,&quot;;[.H13];&quot;}, // &quot;;[.C13];&quot; - &quot;;[.F13])" table:style-name="ce1">
            <text:p>{PE,0u,IN,HI}, // PE0 - [unused]</text:p>
          </table:table-cell>
          <table:table-cell office:value-type="string" table:style-name="ce1">
            <text:p>unused = input, pullup enabl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VCC</text:p>
          </table:table-cell>
          <table:table-cell table:style-name="ce2"/>
          <table:table-cell table:style-name="ce3"/>
          <table:table-cell office:value-type="string" table:style-name="ce4">
            <text:p>VSYS</text:p>
          </table:table-cell>
          <table:table-cell office:value-type="string" table:style-name="ce1">
            <text:p>PWR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GND</text:p>
          </table:table-cell>
          <table:table-cell table:style-name="ce2"/>
          <table:table-cell table:style-name="ce3"/>
          <table:table-cell office:value-type="string" table:style-name="ce4">
            <text:p>GND</text:p>
          </table:table-cell>
          <table:table-cell office:value-type="string" table:style-name="ce1">
            <text:p>PWR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PE1</text:p>
          </table:table-cell>
          <table:table-cell office:value-type="string" table:style-name="ce2">
            <text:p>E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[unused]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HI</text:p>
          </table:table-cell>
          <table:table-cell office:value-type="string" office:string-value="{PE,1u,IN,HI}, // PE1 - [unused]" table:formula="of:=COM.MICROSOFT.CONCAT(&quot;{P&quot;;[.D16];&quot;,&quot;;[.E16];&quot;u&quot;;&quot;,&quot;;[.G16];&quot;,&quot;;[.H16];&quot;}, // &quot;;[.C16];&quot; - &quot;;[.F16])" table:style-name="ce1">
            <text:p>{PE,1u,IN,HI}, // PE1 - [unused]</text:p>
          </table:table-cell>
          <table:table-cell office:value-type="string" table:style-name="ce1">
            <text:p>unused = input, pullup enabl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PB6</text:p>
          </table:table-cell>
          <table:table-cell office:value-type="string" table:style-name="ce2">
            <text:p>B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XTAL1</text:p>
          </table:table-cell>
          <table:table-cell office:value-type="string" table:style-name="ce1">
            <text:p>ANA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PB7</text:p>
          </table:table-cell>
          <table:table-cell office:value-type="string" table:style-name="ce2">
            <text:p>B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XTAL2</text:p>
          </table:table-cell>
          <table:table-cell office:value-type="string" table:style-name="ce1">
            <text:p>ANA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1">
            <text:p>PD5</text:p>
          </table:table-cell>
          <table:table-cell office:value-type="string" table:style-name="ce2">
            <text:p>D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KEY_GR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O</text:p>
          </table:table-cell>
          <table:table-cell office:value-type="string" office:string-value="{PD,5u,IN,LO}, // PD5 - KEY_GRN" table:formula="of:=COM.MICROSOFT.CONCAT(&quot;{P&quot;;[.D19];&quot;,&quot;;[.E19];&quot;u&quot;;&quot;,&quot;;[.G19];&quot;,&quot;;[.H19];&quot;}, // &quot;;[.C19];&quot; - &quot;;[.F19])" table:style-name="ce1">
            <text:p>{PD,5u,IN,LO}, // PD5 - KEY_GRN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PD6</text:p>
          </table:table-cell>
          <table:table-cell office:value-type="string" table:style-name="ce2">
            <text:p>D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KEY_YEL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O</text:p>
          </table:table-cell>
          <table:table-cell office:value-type="string" office:string-value="{PD,6u,IN,LO}, // PD6 - KEY_YEL" table:formula="of:=COM.MICROSOFT.CONCAT(&quot;{P&quot;;[.D20];&quot;,&quot;;[.E20];&quot;u&quot;;&quot;,&quot;;[.G20];&quot;,&quot;;[.H20];&quot;}, // &quot;;[.C20];&quot; - &quot;;[.F20])" table:style-name="ce1">
            <text:p>{PD,6u,IN,LO}, // PD6 - KEY_YEL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string" table:style-name="ce1">
            <text:p>PD7</text:p>
          </table:table-cell>
          <table:table-cell office:value-type="string" table:style-name="ce2">
            <text:p>D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KEY_RED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O</text:p>
          </table:table-cell>
          <table:table-cell office:value-type="string" office:string-value="{PD,7u,IN,LO}, // PD7 - KEY_RED" table:formula="of:=COM.MICROSOFT.CONCAT(&quot;{P&quot;;[.D21];&quot;,&quot;;[.E21];&quot;u&quot;;&quot;,&quot;;[.G21];&quot;,&quot;;[.H21];&quot;}, // &quot;;[.C21];&quot; - &quot;;[.F21])" table:style-name="ce1">
            <text:p>{PD,7u,IN,LO}, // PD7 - KEY_RED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string" table:style-name="ce1">
            <text:p>PB0</text:p>
          </table:table-cell>
          <table:table-cell office:value-type="string" table:style-name="ce2">
            <text:p>B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[unused]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HI</text:p>
          </table:table-cell>
          <table:table-cell office:value-type="string" office:string-value="{PB,0u,IN,HI}, // PB0 - [unused]" table:formula="of:=COM.MICROSOFT.CONCAT(&quot;{P&quot;;[.D22];&quot;,&quot;;[.E22];&quot;u&quot;;&quot;,&quot;;[.G22];&quot;,&quot;;[.H22];&quot;}, // &quot;;[.C22];&quot; - &quot;;[.F22])" table:style-name="ce1">
            <text:p>{PB,0u,IN,HI}, // PB0 - [unused]</text:p>
          </table:table-cell>
          <table:table-cell office:value-type="string" table:style-name="ce1">
            <text:p>unused = input, pullup enabl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string" table:style-name="ce1">
            <text:p>PB1</text:p>
          </table:table-cell>
          <table:table-cell office:value-type="string" table:style-name="ce2">
            <text:p>B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HV_EN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LO</text:p>
          </table:table-cell>
          <table:table-cell office:value-type="string" office:string-value="{PB,1u,OUT,LO}, // PB1 - HV_EN" table:formula="of:=COM.MICROSOFT.CONCAT(&quot;{P&quot;;[.D23];&quot;,&quot;;[.E23];&quot;u&quot;;&quot;,&quot;;[.G23];&quot;,&quot;;[.H23];&quot;}, // &quot;;[.C23];&quot; - &quot;;[.F23])" table:style-name="ce1">
            <text:p>{PB,1u,OUT,LO}, // PB1 - HV_EN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string" table:style-name="ce1">
            <text:p>PB2</text:p>
          </table:table-cell>
          <table:table-cell office:value-type="string" table:style-name="ce2">
            <text:p>B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IMP_BEEP_EN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LO</text:p>
          </table:table-cell>
          <table:table-cell office:value-type="string" office:string-value="{PB,2u,OUT,LO}, // PB2 - IMP_BEEP_EN" table:formula="of:=COM.MICROSOFT.CONCAT(&quot;{P&quot;;[.D24];&quot;,&quot;;[.E24];&quot;u&quot;;&quot;,&quot;;[.G24];&quot;,&quot;;[.H24];&quot;}, // &quot;;[.C24];&quot; - &quot;;[.F24])" table:style-name="ce1">
            <text:p>{PB,2u,OUT,LO}, // PB2 - IMP_BEEP_EN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string" table:style-name="ce1">
            <text:p>PB3</text:p>
          </table:table-cell>
          <table:table-cell office:value-type="string" table:style-name="ce2">
            <text:p>B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LCD_SI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HI</text:p>
          </table:table-cell>
          <table:table-cell office:value-type="string" office:string-value="{PB,3u,OUT,HI}, // PB3 - LCD_SI" table:formula="of:=COM.MICROSOFT.CONCAT(&quot;{P&quot;;[.D25];&quot;,&quot;;[.E25];&quot;u&quot;;&quot;,&quot;;[.G25];&quot;,&quot;;[.H25];&quot;}, // &quot;;[.C25];&quot; - &quot;;[.F25])" table:style-name="ce1">
            <text:p>{PB,3u,OUT,HI}, // PB3 - LCD_SI</text:p>
          </table:table-cell>
          <table:table-cell office:value-type="string" table:style-name="ce1">
            <text:p>SPI is active low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string" table:style-name="ce1">
            <text:p>PB4</text:p>
          </table:table-cell>
          <table:table-cell office:value-type="string" table:style-name="ce2">
            <text:p>B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MISO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O</text:p>
          </table:table-cell>
          <table:table-cell office:value-type="string" office:string-value="{PB,4u,IN,LO}, // PB4 - MISO" table:formula="of:=COM.MICROSOFT.CONCAT(&quot;{P&quot;;[.D26];&quot;,&quot;;[.E26];&quot;u&quot;;&quot;,&quot;;[.G26];&quot;,&quot;;[.H26];&quot;}, // &quot;;[.C26];&quot; - &quot;;[.F26])" table:style-name="ce1">
            <text:p>{PB,4u,IN,LO}, // PB4 - MISO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string" table:style-name="ce1">
            <text:p>PB5</text:p>
          </table:table-cell>
          <table:table-cell office:value-type="string" table:style-name="ce2">
            <text:p>B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LCD_CLK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HI</text:p>
          </table:table-cell>
          <table:table-cell office:value-type="string" office:string-value="{PB,5u,OUT,HI}, // PB5 - LCD_CLK" table:formula="of:=COM.MICROSOFT.CONCAT(&quot;{P&quot;;[.D27];&quot;,&quot;;[.E27];&quot;u&quot;;&quot;,&quot;;[.G27];&quot;,&quot;;[.H27];&quot;}, // &quot;;[.C27];&quot; - &quot;;[.F27])" table:style-name="ce1">
            <text:p>{PB,5u,OUT,HI}, // PB5 - LCD_CLK</text:p>
          </table:table-cell>
          <table:table-cell office:value-type="string" table:style-name="ce1">
            <text:p>SPI is active low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string" table:style-name="ce1">
            <text:p>AVCC</text:p>
          </table:table-cell>
          <table:table-cell table:style-name="ce2"/>
          <table:table-cell table:style-name="ce3"/>
          <table:table-cell office:value-type="string" table:style-name="ce4">
            <text:p>AVCC</text:p>
          </table:table-cell>
          <table:table-cell office:value-type="string" table:style-name="ce1">
            <text:p>PWR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string" table:style-name="ce1">
            <text:p>PE2</text:p>
          </table:table-cell>
          <table:table-cell office:value-type="string" table:style-name="ce2">
            <text:p>E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[unused]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HI</text:p>
          </table:table-cell>
          <table:table-cell office:value-type="string" office:string-value="{PE,2u,IN,HI}, // PE2 - [unused]" table:formula="of:=COM.MICROSOFT.CONCAT(&quot;{P&quot;;[.D29];&quot;,&quot;;[.E29];&quot;u&quot;;&quot;,&quot;;[.G29];&quot;,&quot;;[.H29];&quot;}, // &quot;;[.C29];&quot; - &quot;;[.F29])" table:style-name="ce1">
            <text:p>{PE,2u,IN,HI}, // PE2 - [unused]</text:p>
          </table:table-cell>
          <table:table-cell office:value-type="string" table:style-name="ce1">
            <text:p>unused = input, pullup enabl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string" table:style-name="ce1">
            <text:p>AREF</text:p>
          </table:table-cell>
          <table:table-cell table:style-name="ce2"/>
          <table:table-cell table:style-name="ce3"/>
          <table:table-cell office:value-type="string" table:style-name="ce4">
            <text:p>[C29]</text:p>
          </table:table-cell>
          <table:table-cell office:value-type="string" table:style-name="ce1">
            <text:p>PWR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string" table:style-name="ce1">
            <text:p>GND</text:p>
          </table:table-cell>
          <table:table-cell table:style-name="ce2"/>
          <table:table-cell table:style-name="ce3"/>
          <table:table-cell office:value-type="string" table:style-name="ce4">
            <text:p>GND</text:p>
          </table:table-cell>
          <table:table-cell office:value-type="string" table:style-name="ce1">
            <text:p>PWR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string" table:style-name="ce1">
            <text:p>PE3</text:p>
          </table:table-cell>
          <table:table-cell office:value-type="string" table:style-name="ce2">
            <text:p>E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PWR_VBAT</text:p>
          </table:table-cell>
          <table:table-cell office:value-type="string" table:style-name="ce1">
            <text:p>ANA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string" table:style-name="ce1">
            <text:p>PC0</text:p>
          </table:table-cell>
          <table:table-cell office:value-type="string" table:style-name="ce2">
            <text:p>C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IMP_CLICK_EN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LO</text:p>
          </table:table-cell>
          <table:table-cell office:value-type="string" office:string-value="{PC,0u,OUT,LO}, // PC0 - IMP_CLICK_EN" table:formula="of:=COM.MICROSOFT.CONCAT(&quot;{P&quot;;[.D33];&quot;,&quot;;[.E33];&quot;u&quot;;&quot;,&quot;;[.G33];&quot;,&quot;;[.H33];&quot;}, // &quot;;[.C33];&quot; - &quot;;[.F33])" table:style-name="ce1">
            <text:p>{PC,0u,OUT,LO}, // PC0 - IMP_CLICK_EN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string" table:style-name="ce1">
            <text:p>PC1</text:p>
          </table:table-cell>
          <table:table-cell office:value-type="string" table:style-name="ce2">
            <text:p>C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BAT_STA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O</text:p>
          </table:table-cell>
          <table:table-cell office:value-type="string" office:string-value="{PC,1u,IN,LO}, // PC1 - BAT_STAT" table:formula="of:=COM.MICROSOFT.CONCAT(&quot;{P&quot;;[.D34];&quot;,&quot;;[.E34];&quot;u&quot;;&quot;,&quot;;[.G34];&quot;,&quot;;[.H34];&quot;}, // &quot;;[.C34];&quot; - &quot;;[.F34])" table:style-name="ce1">
            <text:p>{PC,1u,IN,LO}, // PC1 - BAT_STAT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string" table:style-name="ce1">
            <text:p>PC2</text:p>
          </table:table-cell>
          <table:table-cell office:value-type="string" table:style-name="ce2">
            <text:p>C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LCD_RS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HI</text:p>
          </table:table-cell>
          <table:table-cell office:value-type="string" office:string-value="{PC,2u,OUT,HI}, // PC2 - LCD_RS" table:formula="of:=COM.MICROSOFT.CONCAT(&quot;{P&quot;;[.D35];&quot;,&quot;;[.E35];&quot;u&quot;;&quot;,&quot;;[.G35];&quot;,&quot;;[.H35];&quot;}, // &quot;;[.C35];&quot; - &quot;;[.F35])" table:style-name="ce1">
            <text:p>{PC,2u,OUT,HI}, // PC2 - LCD_RS</text:p>
          </table:table-cell>
          <table:table-cell office:value-type="string" table:style-name="ce1">
            <text:p>SPI is active low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string" table:style-name="ce1">
            <text:p>PC3</text:p>
          </table:table-cell>
          <table:table-cell office:value-type="string" table:style-name="ce2">
            <text:p>C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LCD_CS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HI</text:p>
          </table:table-cell>
          <table:table-cell office:value-type="string" office:string-value="{PC,3u,OUT,HI}, // PC3 - LCD_CS" table:formula="of:=COM.MICROSOFT.CONCAT(&quot;{P&quot;;[.D36];&quot;,&quot;;[.E36];&quot;u&quot;;&quot;,&quot;;[.G36];&quot;,&quot;;[.H36];&quot;}, // &quot;;[.C36];&quot; - &quot;;[.F36])" table:style-name="ce1">
            <text:p>{PC,3u,OUT,HI}, // PC3 - LCD_CS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string" table:style-name="ce1">
            <text:p>PC4</text:p>
          </table:table-cell>
          <table:table-cell office:value-type="string" table:style-name="ce2">
            <text:p>C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HV_MO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O</text:p>
          </table:table-cell>
          <table:table-cell office:value-type="string" office:string-value="{PC,4u,IN,LO}, // PC4 - HV_MON" table:formula="of:=COM.MICROSOFT.CONCAT(&quot;{P&quot;;[.D37];&quot;,&quot;;[.E37];&quot;u&quot;;&quot;,&quot;;[.G37];&quot;,&quot;;[.H37];&quot;}, // &quot;;[.C37];&quot; - &quot;;[.F37])" table:style-name="ce1">
            <text:p>{PC,4u,IN,LO}, // PC4 - HV_MON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string" table:style-name="ce1">
            <text:p>PC5</text:p>
          </table:table-cell>
          <table:table-cell office:value-type="string" table:style-name="ce2">
            <text:p>C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[unused]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HI</text:p>
          </table:table-cell>
          <table:table-cell office:value-type="string" office:string-value="{PC,5u,IN,HI}, // PC5 - [unused]" table:formula="of:=COM.MICROSOFT.CONCAT(&quot;{P&quot;;[.D38];&quot;,&quot;;[.E38];&quot;u&quot;;&quot;,&quot;;[.G38];&quot;,&quot;;[.H38];&quot;}, // &quot;;[.C38];&quot; - &quot;;[.F38])" table:style-name="ce1">
            <text:p>{PC,5u,IN,HI}, // PC5 - [unused]</text:p>
          </table:table-cell>
          <table:table-cell office:value-type="string" table:style-name="ce1">
            <text:p>unused = input, pullup enabl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string" table:style-name="ce1">
            <text:p>PC6</text:p>
          </table:table-cell>
          <table:table-cell office:value-type="string" table:style-name="ce2">
            <text:p>C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RST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string" table:style-name="ce1">
            <text:p>PD0</text:p>
          </table:table-cell>
          <table:table-cell office:value-type="string" table:style-name="ce2">
            <text:p>D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RX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O</text:p>
          </table:table-cell>
          <table:table-cell office:value-type="string" office:string-value="{PD,0u,IN,LO}, // PD0 - RX" table:formula="of:=COM.MICROSOFT.CONCAT(&quot;{P&quot;;[.D40];&quot;,&quot;;[.E40];&quot;u&quot;;&quot;,&quot;;[.G40];&quot;,&quot;;[.H40];&quot;}, // &quot;;[.C40];&quot; - &quot;;[.F40])" table:style-name="ce1">
            <text:p>{PD,0u,IN,LO}, // PD0 - RX</text:p>
          </table:table-cell>
          <table:table-cell office:value-type="string" table:style-name="ce1">
            <text:p>don't enable pull-up, otherwise CH340 draws power if USB not connected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string" table:style-name="ce1">
            <text:p>PD1</text:p>
          </table:table-cell>
          <table:table-cell office:value-type="string" table:style-name="ce2">
            <text:p>D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TX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HI</text:p>
          </table:table-cell>
          <table:table-cell office:value-type="string" office:string-value="{PD,1u,OUT,HI}, // PD1 - TX" table:formula="of:=COM.MICROSOFT.CONCAT(&quot;{P&quot;;[.D41];&quot;,&quot;;[.E41];&quot;u&quot;;&quot;,&quot;;[.G41];&quot;,&quot;;[.H41];&quot;}, // &quot;;[.C41];&quot; - &quot;;[.F41])" table:style-name="ce1">
            <text:p>{PD,1u,OUT,HI}, // PD1 - TX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string" table:style-name="ce1">
            <text:p>PD2</text:p>
          </table:table-cell>
          <table:table-cell office:value-type="string" table:style-name="ce2">
            <text:p>D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VUSB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LO</text:p>
          </table:table-cell>
          <table:table-cell office:value-type="string" office:string-value="{PD,2u,IN,LO}, // PD2 - VUSB" table:formula="of:=COM.MICROSOFT.CONCAT(&quot;{P&quot;;[.D42];&quot;,&quot;;[.E42];&quot;u&quot;;&quot;,&quot;;[.G42];&quot;,&quot;;[.H42];&quot;}, // &quot;;[.C42];&quot; - &quot;;[.F42])" table:style-name="ce1">
            <text:p>{PD,2u,IN,LO}, // PD2 - VUSB</text:p>
          </table:table-cell>
          <table:table-cell office:value-type="string" table:style-name="ce1">
            <text:p>also used in bootloader</text:p>
          </table:table-cell>
          <table:table-cell table:number-columns-repeated="16374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Nico</meta:initial-creator>
    <dc:creator>Nicolai Sawilla</dc:creator>
    <meta:creation-date>2015-06-05T18:19:34Z</meta:creation-date>
    <dc:date>2025-12-21T09:22:25Z</dc:date>
  </office:meta>
</office:document-meta>
</file>